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gramar é estilo de pensamento tendo em vista o pensamento claro, entendimento do da solução do desenvolvimento da solução a ser aplicado na resolução das instruções pré-estabelecidas. Não basta estudar mais ser paciene em desenvolver nvas formas de pensar de que possa ser aplicados inteligntemente e coduzir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6T15:49:03.808020700</meta:creation-date>
    <dc:date>2026-01-16T15:49:38.003573200</dc:date>
    <meta:editing-duration>PT35S</meta:editing-duration>
    <meta:editing-cycles>1</meta:editing-cycles>
    <meta:document-statistic meta:table-count="0" meta:image-count="0" meta:object-count="0" meta:page-count="1" meta:paragraph-count="1" meta:word-count="47" meta:character-count="312" meta:non-whitespace-character-count="265"/>
    <meta:generator>LibreOffice/25.2.7.2$Windows_X86_64 LibreOffice_project/5cbfd1ab6520636bb5f7b99185aa69bd7456825d</meta:generator>
  </office:meta>
</office:document-meta>
</file>